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Normál" style:master-page-name="MP0" style:family="paragraph">
      <style:paragraph-properties fo:break-before="page"/>
    </style:style>
    <style:style style:name="P2" style:parent-style-name="Normál" style:family="paragraph">
      <style:paragraph-properties fo:text-align="justify"/>
    </style:style>
    <style:style style:name="P3" style:parent-style-name="Listaszerűbekezdés" style:list-style-name="LFO1" style:family="paragraph">
      <style:paragraph-properties fo:text-align="justify"/>
    </style:style>
    <style:style style:name="P4" style:parent-style-name="Listaszerűbekezdés" style:list-style-name="LFO1" style:family="paragraph">
      <style:paragraph-properties fo:text-align="justify"/>
    </style:style>
    <style:style style:name="P5" style:parent-style-name="Listaszerűbekezdés" style:list-style-name="LFO2" style:family="paragraph">
      <style:paragraph-properties fo:text-align="justify"/>
    </style:style>
    <style:style style:name="P6" style:parent-style-name="Listaszerűbekezdés" style:list-style-name="LFO2" style:family="paragraph">
      <style:paragraph-properties fo:text-align="justify"/>
    </style:style>
    <style:style style:name="P7" style:parent-style-name="Listaszerűbekezdés" style:list-style-name="LFO2" style:family="paragraph">
      <style:paragraph-properties fo:text-align="justify"/>
    </style:style>
    <style:style style:name="P8" style:parent-style-name="Listaszerűbekezdés" style:list-style-name="LFO2" style:family="paragraph">
      <style:paragraph-properties fo:text-align="justify"/>
    </style:style>
    <style:style style:name="P9" style:parent-style-name="Listaszerűbekezdés" style:list-style-name="LFO2" style:family="paragraph">
      <style:paragraph-properties fo:text-align="justify"/>
    </style:style>
    <style:style style:name="P10" style:parent-style-name="Normál" style:family="paragraph">
      <style:paragraph-properties fo:text-align="justify" fo:margin-left="0.4916in">
        <style:tab-stops/>
      </style:paragraph-properties>
    </style:style>
    <style:style style:name="P11" style:parent-style-name="Listaszerűbekezdés" style:list-style-name="LFO1" style:family="paragraph">
      <style:paragraph-properties fo:text-align="justify"/>
    </style:style>
    <style:style style:name="P12" style:parent-style-name="Listaszerűbekezdés" style:list-style-name="LFO1" style:family="paragraph">
      <style:paragraph-properties fo:text-align="justify"/>
    </style:style>
    <style:style style:name="P13" style:parent-style-name="Listaszerűbekezdés" style:list-style-name="LFO1" style:family="paragraph">
      <style:paragraph-properties fo:text-align="justify"/>
    </style:style>
    <style:style style:name="P14" style:parent-style-name="Normál" style:family="paragraph">
      <style:paragraph-properties fo:text-align="justify"/>
    </style:style>
    <style:style style:name="P15" style:parent-style-name="Normál" style:family="paragraph">
      <style:paragraph-properties fo:text-align="justify"/>
    </style:style>
    <style:style style:name="P16" style:parent-style-name="Normál" style:family="paragraph">
      <style:paragraph-properties fo:text-align="end"/>
    </style:style>
    <style:style style:name="P17" style:parent-style-name="Normál" style:family="paragraph">
      <style:paragraph-properties fo:text-align="end"/>
    </style:style>
  </office:automatic-styles>
  <office:body>
    <office:text text:use-soft-page-breaks="true">
      <text:p text:style-name="P1">Kedves Hallgatók!</text:p>
      <text:p text:style-name="Normál"/>
      <text:p text:style-name="P2">Szeretnénk tájékoztatni Titeket, hogy az Üzleti intelligencia a gyakorlatban című tárgy kapcsán lehetőségetek van egy projekt létrehozásával további pontokat szerezni.<text:s/></text:p>
      <text:p text:style-name="Normál">Ezzel kapcsolatban a tudnivalók a következők:</text:p>
      <text:list text:style-name="LFO1" text:continue-numbering="true">
        <text:list-item>
          <text:p text:style-name="P3">A projekt<text:s/>elkészítéséhez egy<text:s/>(legalább 1000 rekordot tartalmazó)<text:s/>adattáblát<text:s/>kell letölteni, majd elemezni azt különböző szempontból. Az elemzés során jól meghatározott, és kellően motivált kérdésekre próbáljunk választ találni a tanult task-ok segítségével. A riportok, outputok, áttekinthető formában, megfelelő formátumokat alkalmazva kerüljenek megjelenítésre.<text:s/></text:p>
        </text:list-item>
      </text:list>
      <text:p text:style-name="Listaszerűbekezdés"/>
      <text:list text:style-name="LFO1" text:continue-numbering="true">
        <text:list-item>
          <text:p text:style-name="P4">Néhány eljárás, amit mindenképpen tartalmaznia kell a projekt-eknek:<text:s/></text:p>
        </text:list-item>
      </text:list>
      <text:list text:style-name="LFO2" text:continue-numbering="true">
        <text:list-item>
          <text:p text:style-name="P5">Új változó létrehozása;</text:p>
        </text:list-item>
        <text:list-item>
          <text:p text:style-name="P6">Grafikon (típusa nem meghatározott);</text:p>
        </text:list-item>
        <text:list-item>
          <text:p text:style-name="P7">Összegző statisztika;</text:p>
        </text:list-item>
        <text:list-item>
          <text:p text:style-name="P8">Összegző adattábla;</text:p>
        </text:list-item>
        <text:list-item>
          <text:p text:style-name="P9">Prompt létrehozása.</text:p>
        </text:list-item>
      </text:list>
      <text:p text:style-name="P10">Természetesen, minden más tanult és általatok felfedezett eljárást, ötletet szívesen fogadunk.</text:p>
      <text:list text:style-name="LFO1" text:continue-numbering="true">
        <text:list-item>
          <text:p text:style-name="P11">A projekttel kapcsolatos munkátokat legfeljebb 50%-ban tudjuk beszámítani a zárthelyi eredményébe.<text:s/></text:p>
        </text:list-item>
      </text:list>
      <text:p text:style-name="Listaszerűbekezdés"/>
      <text:list text:style-name="LFO1" text:continue-numbering="true">
        <text:list-item>
          <text:p text:style-name="P12">A projekteket nem elég elküldeni a gyakorlat vezetőknek, de azokat majd prezentálni is kell az utolsó órák valamelyikén.<text:s/></text:p>
        </text:list-item>
      </text:list>
      <text:p text:style-name="Listaszerűbekezdés"/>
      <text:list text:style-name="LFO1" text:continue-numbering="true">
        <text:list-item>
          <text:p text:style-name="P13">Fontos, hogy NEM KÖTELEZŐ a projektek elkészítése, ez csak egy lehetőség, melynek elkészítésével könnyebb a felkészülés a zárthelyi dolgozatokra és még plusz pontok is szerezhetőek!</text:p>
        </text:list-item>
      </text:list>
      <text:p text:style-name="Listaszerűbekezdés"/>
      <text:p text:style-name="P14">Kérdés esetén, nyugodtan keressétek gyakorlat vezetőiteket!<text:s/></text:p>
      <text:p text:style-name="P15"/>
      <text:p text:style-name="P16">Üdvözlettel:</text:p>
      <text:p text:style-name="P17">Vasadi Boglárka, Szokol Patricia és Pecsora Sándo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trícia Ágnes Szokol</meta:initial-creator>
    <dc:creator>Patrícia Ágnes Szokol</dc:creator>
    <meta:creation-date>2021-04-06T08:40:00Z</meta:creation-date>
    <dc:date>2021-04-06T09:19:00Z</dc:date>
    <meta:template xlink:href="Normal" xlink:type="simple"/>
    <meta:editing-cycles>1</meta:editing-cycles>
    <meta:editing-duration>PT2340S</meta:editing-duration>
    <meta:document-statistic meta:page-count="1" meta:paragraph-count="2" meta:word-count="179" meta:character-count="1419" meta:row-count="10" meta:non-whitespace-character-count="1242"/>
  </office:meta>
</office:document-meta>
</file>